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Standardnípísmoodstavce" style:family="text">
      <style:text-properties fo:font-weight="bold" style:font-weight-asian="bold" fo:font-size="10pt" style:font-size-asian="10pt" style:font-size-complex="10pt"/>
    </style:style>
    <style:style style:name="T3" style:parent-style-name="Standardnípísmoodstavce" style:family="text">
      <style:text-properties fo:font-weight="bold" style:font-weight-asian="bold" fo:font-size="16pt" style:font-size-asian="16pt" style:font-size-complex="16pt"/>
    </style:style>
    <style:style style:name="P4" style:parent-style-name="Standard" style:family="paragraph">
      <style:text-properties fo:font-weight="bold" style:font-weight-asian="bold" fo:font-size="16pt" style:font-size-asian="16pt" style:font-size-complex="16pt"/>
    </style:style>
    <style:style style:name="T5" style:parent-style-name="Standardnípísmoodstavce" style:family="text">
      <style:text-properties fo:font-size="16pt" style:font-size-asian="16pt" style:font-size-complex="16pt"/>
    </style:style>
    <style:style style:name="T6" style:parent-style-name="Standardnípísmoodstavce" style:family="text">
      <style:text-properties fo:font-size="16pt" style:font-size-asian="16pt" style:font-size-complex="16pt"/>
    </style:style>
    <style:style style:name="T7" style:parent-style-name="Standardnípísmoodstavce" style:family="text">
      <style:text-properties fo:font-size="16pt" style:font-size-asian="16pt" style:font-size-complex="16pt"/>
    </style:style>
    <style:style style:name="T8" style:parent-style-name="Standardnípísmoodstavce" style:family="text">
      <style:text-properties fo:font-size="16pt" style:font-size-asian="16pt" style:font-size-complex="16pt"/>
    </style:style>
    <style:style style:name="T9" style:parent-style-name="Standardnípísmoodstavce" style:family="text">
      <style:text-properties fo:font-size="16pt" style:font-size-asian="16pt" style:font-size-complex="16pt"/>
    </style:style>
    <style:style style:name="T10" style:parent-style-name="Standardnípísmoodstavce" style:family="text">
      <style:text-properties fo:font-size="16pt" style:font-size-asian="16pt" style:font-size-complex="16pt"/>
    </style:style>
    <style:style style:name="T11" style:parent-style-name="Standardnípísmoodstavce" style:family="text">
      <style:text-properties fo:font-size="16pt" style:font-size-asian="16pt" style:font-size-complex="16pt"/>
    </style:style>
    <style:style style:name="T12" style:parent-style-name="Standardnípísmoodstavce" style:family="text">
      <style:text-properties fo:font-size="16pt" style:font-size-asian="16pt" style:font-size-complex="16pt"/>
    </style:style>
    <style:style style:name="T13" style:parent-style-name="Standardnípísmoodstavce" style:family="text">
      <style:text-properties fo:font-size="16pt" style:font-size-asian="16pt" style:font-size-complex="16pt"/>
    </style:style>
    <style:style style:name="T14" style:parent-style-name="Standardnípísmoodstavce" style:family="text">
      <style:text-properties fo:font-size="16pt" style:font-size-asian="16pt" style:font-size-complex="16pt"/>
    </style:style>
    <style:style style:name="T15" style:parent-style-name="Standardnípísmoodstavce" style:family="text">
      <style:text-properties fo:font-size="16pt" style:font-size-asian="16pt" style:font-size-complex="16pt"/>
    </style:style>
    <style:style style:name="T16" style:parent-style-name="Standardnípísmoodstavce" style:family="text">
      <style:text-properties fo:font-size="16pt" style:font-size-asian="16pt" style:font-size-complex="16pt"/>
    </style:style>
    <style:style style:name="T17" style:parent-style-name="Standardnípísmoodstavce" style:family="text">
      <style:text-properties fo:font-size="16pt" style:font-size-asian="16pt" style:font-size-complex="16pt"/>
    </style:style>
    <style:style style:name="P18" style:parent-style-name="Standard" style:family="paragraph">
      <style:text-properties fo:font-size="16pt" style:font-size-asian="16pt" style:font-size-complex="16pt"/>
    </style:style>
    <style:style style:name="T19" style:parent-style-name="Standardnípísmoodstavce" style:family="text">
      <style:text-properties fo:font-size="16pt" style:font-size-asian="16pt" style:font-size-complex="16pt"/>
    </style:style>
    <style:style style:name="T20" style:parent-style-name="Standardnípísmoodstavce" style:family="text">
      <style:text-properties fo:font-size="16pt" style:font-size-asian="16pt" style:font-size-complex="16pt"/>
    </style:style>
    <style:style style:name="T21" style:parent-style-name="Standardnípísmoodstavce" style:family="text">
      <style:text-properties fo:font-size="16pt" style:font-size-asian="16pt" style:font-size-complex="16pt"/>
    </style:style>
    <style:style style:name="T22" style:parent-style-name="Standardnípísmoodstavce" style:family="text">
      <style:text-properties fo:font-size="16pt" style:font-size-asian="16pt" style:font-size-complex="16pt"/>
    </style:style>
    <style:style style:name="T23" style:parent-style-name="Standardnípísmoodstavce" style:family="text">
      <style:text-properties fo:font-size="16pt" style:font-size-asian="16pt" style:font-size-complex="16pt"/>
    </style:style>
    <style:style style:name="T24" style:parent-style-name="Standardnípísmoodstavce" style:family="text">
      <style:text-properties fo:font-size="16pt" style:font-size-asian="16pt" style:font-size-complex="16pt"/>
    </style:style>
    <style:style style:name="T25" style:parent-style-name="Standardnípísmoodstavce" style:family="text">
      <style:text-properties fo:font-size="16pt" style:font-size-asian="16pt" style:font-size-complex="16pt"/>
    </style:style>
    <style:style style:name="T26" style:parent-style-name="Standardnípísmoodstavce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<text:span text:style-name="T2"><text:s/></text:span><text:span text:style-name="T3">Otázky ke zkoušce:</text:span></text:p>
      <text:p text:style-name="P4"/>
      <text:p text:style-name="Standard"><text:span text:style-name="T5">1) Základy psychiatrické symptomatologie a syndromologie</text:span></text:p>
      <text:p text:style-name="Standard"><text:span text:style-name="T6">2) Schizofrenie, schizoafektivní porucha</text:span></text:p>
      <text:p text:style-name="Standard"><text:span text:style-name="T7">3) Akutní a přechodná psychotická porucha, trvalá porucha s bludy <text:s text:c="16"/>4) Manická epizoda,<text:s/></text:span><text:span text:style-name="T8">bipolární afektivní porucha</text:span></text:p>
      <text:p text:style-name="Standard"><text:span text:style-name="T9">5) Depresivní epizoda a rekurentní depresivní porucha</text:span></text:p>
      <text:p text:style-name="Standard"><text:span text:style-name="T10">6) Agorafobie</text:span></text:p>
      <text:p text:style-name="Standard"><text:span text:style-name="T11">7) Sociální fobie</text:span></text:p>
      <text:p text:style-name="Standard"><text:span text:style-name="T12">8) Specifické (izolované) fobie</text:span></text:p>
      <text:p text:style-name="Standard"><text:span text:style-name="T13">9) Panická porucha a generalizovaná úzkostná porucha</text:span></text:p>
      <text:p text:style-name="Standard"><text:span text:style-name="T14">10) Obsedantně-kompulzivní porucha</text:span></text:p>
      <text:p text:style-name="Standard"><text:span text:style-name="T15">11) Reakce na závažný stres a poruchy přizpůsobení</text:span></text:p>
      <text:p text:style-name="Standard"><text:span text:style-name="T16">12) Poruchy spánku</text:span></text:p>
      <text:p text:style-name="Standard"><text:span text:style-name="T17">13) Mentální anorexie</text:span></text:p>
      <text:p text:style-name="P18">14) Mentální bulimie</text:p>
      <text:p text:style-name="Standard"><text:span text:style-name="T19">15) Pervazivní vývojové poruchy</text:span></text:p>
      <text:p text:style-name="Standard"><text:span text:style-name="T20">16) Hyperkinetické poruchy –klinické projevy, etiologie, diagnostika, průběh</text:span></text:p>
      <text:p text:style-name="Standard"><text:span text:style-name="T21">17) Hyperkinetické poruchy -léčba</text:span></text:p>
      <text:p text:style-name="Standard"><text:span text:style-name="T22">18) Poruchy<text:s/></text:span><text:span text:style-name="T23">chování</text:span></text:p>
      <text:p text:style-name="Standard"><text:span text:style-name="T24">19) Tikové poruchy</text:span></text:p>
      <text:p text:style-name="Standard"><text:span text:style-name="T25">20) Neorganická enuréza, neorganická enkopréza</text:span></text:p>
      <text:p text:style-name="Standard"><text:span text:style-name="T26">21) Týrané a zneužívané dítě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style:font-name-complex="Arial"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becná psychiatrie:</dc:title>
    <dc:description/>
    <dc:subject/>
    <meta:initial-creator>MUDr.Martina Hunková</meta:initial-creator>
    <dc:creator>Martina Hunková</dc:creator>
    <meta:creation-date>2025-04-22T09:46:00Z</meta:creation-date>
    <dc:date>2025-04-22T09:46:00Z</dc:date>
    <meta:template xlink:href="Normal.dotm" xlink:type="simple"/>
    <meta:editing-cycles>2</meta:editing-cycles>
    <meta:editing-duration>PT60S</meta:editing-duration>
    <meta:document-statistic meta:page-count="1" meta:paragraph-count="1" meta:word-count="119" meta:character-count="825" meta:row-count="5" meta:non-whitespace-character-count="707"/>
  </office:meta>
</office:document-meta>
</file>